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122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1083in"/>
    </style:style>
    <style:style style:name="co7" style:family="table-column">
      <style:table-column-properties fo:break-before="auto" style:column-width="2.3028in"/>
    </style:style>
    <style:style style:name="co8" style:family="table-column">
      <style:table-column-properties fo:break-before="auto" style:column-width="2.4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45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l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abla 1: Impacto del entorno multiproceso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Tiempo medio</text:p>
          </table:table-cell>
          <table:table-cell table:style-name="ce2" office:value-type="string">
            <text:p>Tiempo máximo</text:p>
          </table:table-cell>
          <table:table-cell table:style-name="ce2" office:value-type="string">
            <text:p>Tiempo mínimo</text:p>
          </table:table-cell>
        </table:table-row>
        <table:table-row table:style-name="ro1">
          <table:table-cell table:style-name="ce2" office:value-type="string">
            <text:p>1 instancia</text:p>
          </table:table-cell>
          <table:table-cell table:style-name="ce3" office:value-type="time" office:time-value="PT00H00M26.64S">
            <text:p>00:26.64</text:p>
          </table:table-cell>
          <table:table-cell table:style-name="ce3" office:value-type="time" office:time-value="PT00H00M26.64S">
            <text:p>00:26.64</text:p>
          </table:table-cell>
          <table:table-cell table:style-name="ce3" office:value-type="time" office:time-value="PT00H00M26.64S">
            <text:p>00:26.64</text:p>
          </table:table-cell>
        </table:table-row>
        <table:table-row table:style-name="ro1">
          <table:table-cell table:style-name="ce2" office:value-type="string">
            <text:p>2 instancias</text:p>
          </table:table-cell>
          <table:table-cell table:style-name="ce3" office:value-type="time" office:time-value="PT00H00M26.73S">
            <text:p>00:26.73</text:p>
          </table:table-cell>
          <table:table-cell table:style-name="ce3" office:value-type="time" office:time-value="PT00H00M26.76S">
            <text:p>00:26.76</text:p>
          </table:table-cell>
          <table:table-cell table:style-name="ce3" office:value-type="time" office:time-value="PT00H00M26.7S">
            <text:p>00:26.70</text:p>
          </table:table-cell>
        </table:table-row>
        <table:table-row table:style-name="ro1">
          <table:table-cell table:style-name="ce2" office:value-type="string">
            <text:p>5 instancias</text:p>
          </table:table-cell>
          <table:table-cell table:style-name="ce3" office:value-type="time" office:time-value="PT00H01M07.8S">
            <text:p>01:07.80</text:p>
          </table:table-cell>
          <table:table-cell table:style-name="ce3" office:value-type="time" office:time-value="PT00H01M08.52S">
            <text:p>01:08.52</text:p>
          </table:table-cell>
          <table:table-cell table:style-name="ce3" office:value-type="time" office:time-value="PT00H01M07.09S">
            <text:p>01:07.0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>
            <draw:frame table:end-cell-address="Tabla1.F32" table:end-x="0.5917in" table:end-y="0.1776in" draw:z-index="0" draw:style-name="gr1" svg:width="5.3992in" svg:height="4.2406in" svg:x="0.1736in" svg:y="0.0106in">
              <draw:object draw:notify-on-update-of-ranges="Tabla1.A4:Tabla1.A6 Tabla1.B4:Tabla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Tabla2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Tabla 2: Impacto de la prioridad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4" office:value-type="string">
            <text:p>1fib</text:p>
          </table:table-cell>
          <table:table-cell table:style-name="ce4" office:value-type="string">
            <text:p>BAJA_PRIO_FIB</text:p>
          </table:table-cell>
          <table:table-cell table:number-columns-repeated="8"/>
        </table:table-row>
        <table:table-row table:style-name="ro1">
          <table:table-cell table:style-name="ce2" office:value-type="string">
            <text:p>1 instancia</text:p>
          </table:table-cell>
          <table:table-cell table:style-name="ce3" office:value-type="time" office:time-value="PT00H00M27.4S">
            <text:p>00:27.40</text:p>
          </table:table-cell>
          <table:table-cell table:style-name="ce3" office:value-type="time" office:time-value="PT00H00M27.36S">
            <text:p>00:27.36</text:p>
          </table:table-cell>
          <table:table-cell table:number-columns-repeated="8"/>
        </table:table-row>
        <table:table-row table:style-name="ro1">
          <table:table-cell table:style-name="ce2" office:value-type="string">
            <text:p>2 instancias</text:p>
          </table:table-cell>
          <table:table-cell table:style-name="ce3" office:value-type="time" office:time-value="PT00H00M29.29S">
            <text:p>00:29.29</text:p>
          </table:table-cell>
          <table:table-cell table:style-name="ce3" office:value-type="time" office:time-value="PT00H00M54.14S">
            <text:p>00:54.14</text:p>
          </table:table-cell>
          <table:table-cell table:number-columns-repeated="8"/>
        </table:table-row>
        <table:table-row table:style-name="ro1">
          <table:table-cell table:style-name="ce2" office:value-type="string">
            <text:p>5 instancias</text:p>
          </table:table-cell>
          <table:table-cell table:style-name="ce3" office:value-type="time" office:time-value="PT00H01M17.3S">
            <text:p>01:17.30</text:p>
          </table:table-cell>
          <table:table-cell table:style-name="ce3" office:value-type="time" office:time-value="PT00H02M15.7S">
            <text:p>02:15.7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>
            <draw:frame table:end-cell-address="Tabla2.H31" table:end-x="0.7602in" table:end-y="0.0106in" draw:z-index="0" draw:style-name="gr1" svg:width="6.9441in" svg:height="4.0346in" svg:x="0.3539in" svg:y="0.0496in">
              <draw:object draw:notify-on-update-of-ranges="Tabla2.A4:Tabla2.A6 Tabla2.B3:Tabla2.B3 Tabla2.B4:Tabla2.B6 Tabla2.C3:Tabla2.C3 Tabla2.C4:Tabla2.C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0"/>
          <table:table-cell office:value-type="float" office:value="3696766976">
            <text:p>3696766976</text:p>
          </table:table-cell>
        </table:table-row>
        <table:table-row table:style-name="ro1">
          <table:table-cell table:number-columns-repeated="10"/>
          <table:table-cell table:formula="of:=[.K12]/4" office:value-type="float" office:value="924191744">
            <text:p>924191744</text:p>
          </table:table-cell>
        </table:table-row>
      </table:table>
      <table:table table:name="Hoja3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ejecución</text:p>
          </table:table-cell>
          <table:table-cell office:value-type="string">
            <text:p>Fallos de pagina</text:p>
          </table:table-cell>
          <table:table-cell office:value-type="string">
            <text:p>minimo tiempo de bucle de acceso</text:p>
          </table:table-cell>
          <table:table-cell office:value-type="string">
            <text:p>maximo tiempo de bucle de acceso</text:p>
          </table:table-cell>
        </table:table-row>
        <table:table-row table:style-name="ro1">
          <table:table-cell/>
          <table:table-cell office:value-type="string">
            <text:p>Ejecución 1</text:p>
          </table:table-cell>
          <table:table-cell office:value-type="float" office:value="0">
            <text:p>0</text:p>
          </table:table-cell>
          <table:table-cell table:number-columns-repeated="2" office:value-type="float" office:value="3199673815">
            <text:p>3199673815</text:p>
          </table:table-cell>
        </table:table-row>
        <table:table-row table:style-name="ro1">
          <table:table-cell/>
          <table:table-cell office:value-type="string">
            <text:p>Ejecución 2</text:p>
          </table:table-cell>
          <table:table-cell office:value-type="float" office:value="0">
            <text:p>0</text:p>
          </table:table-cell>
          <table:table-cell office:value-type="float" office:value="1769381926">
            <text:p>1769381926</text:p>
          </table:table-cell>
          <table:table-cell office:value-type="float" office:value="3210358284">
            <text:p>3210358284</text:p>
          </table:table-cell>
        </table:table-row>
        <table:table-row table:style-name="ro1">
          <table:table-cell/>
          <table:table-cell office:value-type="string">
            <text:p>Ejecución 3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jecución 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jecución 5</text:p>
          </table:table-cell>
          <table:table-cell office:value-type="float" office:value="8">
            <text:p>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Arial" fo:language="es" fo:country="E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2">04/02/2013</text:date>, <text:time>17:00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urphy </meta:initial-creator>
    <meta:creation-date>2011-02-15T10:35:29</meta:creation-date>
    <dc:date>2013-04-02T17:00:50</dc:date>
    <dc:creator>alumne </dc:creator>
    <meta:editing-duration>PT01H58M55S</meta:editing-duration>
    <meta:editing-cycles>4</meta:editing-cycles>
    <meta:generator>OpenOffice.org/3.2$Linux OpenOffice.org_project/320m12$Build-9483</meta:generator>
    <meta:document-statistic meta:table-count="3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45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45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15cm" svg:height="10.772cm" xlink:href=".." chart:class="chart:bar" chart:style-name="ch1">
        <chart:title svg:x="3.655cm" svg:y="0.216cm" chart:style-name="ch2">
          <text:p>Impacto del entorno multiproceso</text:p>
        </chart:title>
        <chart:plot-area chart:style-name="ch3" table:cell-range-address="Tabla1.A4:Tabla1.B6" chart:data-source-has-labels="column" svg:x="0.274cm" svg:y="0.934cm" svg:width="13.167cm" svg:height="9.623cm">
          <chart:axis chart:dimension="x" chart:name="primary-x" chart:style-name="ch4">
            <chart:categories table:cell-range-address="Tabla1.A4:Tabla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a1.B4:Tabla1.B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abla1.A4:Tabla1.A6">1 instancia</text:p>
              </table:table-cell>
              <table:table-cell office:value-type="float" office:value="0.000308333333333333">
                <text:p text:id="Tabla1.B4:Tabla1.B6">0.000308333333333333</text:p>
              </table:table-cell>
            </table:table-row>
            <table:table-row>
              <table:table-cell office:value-type="string">
                <text:p>2 instancias</text:p>
              </table:table-cell>
              <table:table-cell office:value-type="float" office:value="0.000309375">
                <text:p>0.000309375</text:p>
              </table:table-cell>
            </table:table-row>
            <table:table-row>
              <table:table-cell office:value-type="string">
                <text:p>5 instancias</text:p>
              </table:table-cell>
              <table:table-cell office:value-type="float" office:value="0.000784722222222222">
                <text:p>0.0007847222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45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5">
      <style:graphic-properties draw:fill-color="#004586"/>
      <style:text-properties fo:font-size="6pt" style:font-size-asian="6pt" style:font-size-complex="6pt"/>
    </style:style>
    <style:style style:name="ch10" style:family="chart" style:data-style-name="N45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39cm" svg:height="10.249cm" xlink:href=".." chart:class="chart:bar" chart:style-name="ch1">
        <chart:title svg:x="6.596cm" svg:y="0.205cm" chart:style-name="ch2">
          <text:p>Impacto de la prioridad</text:p>
        </chart:title>
        <chart:legend chart:legend-position="end" svg:x="14.573cm" svg:y="4.655cm" chart:style-name="ch3"/>
        <chart:plot-area chart:style-name="ch4" table:cell-range-address="Tabla2.A3:Tabla2.C6" chart:data-source-has-labels="both" svg:x="0.503cm" svg:y="0.912cm" svg:width="13.719cm" svg:height="8.929cm">
          <chart:axis chart:dimension="x" chart:name="primary-x" chart:style-name="ch5">
            <chart:categories table:cell-range-address="Tabla2.A4:Tabla2.A6"/>
          </chart:axis>
          <chart:axis chart:dimension="y" chart:name="primary-y" chart:style-name="ch6">
            <chart:title svg:x="0.353cm" svg:y="6.13cm" chart:style-name="ch7">
              <text:p>Segundos</text:p>
            </chart:title>
            <chart:grid chart:style-name="ch8" chart:class="major"/>
          </chart:axis>
          <chart:series chart:style-name="ch9" chart:values-cell-range-address="Tabla2.B4:Tabla2.B6" chart:label-cell-address="Tabla2.B3:Tabla2.B3" chart:class="chart:bar">
            <chart:data-point chart:repeated="3"/>
          </chart:series>
          <chart:series chart:style-name="ch10" chart:values-cell-range-address="Tabla2.C4:Tabla2.C6" chart:label-cell-address="Tabla2.C3:Tabla2.C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la2.B3:Tabla2.B3">1fib</text:p>
              </table:table-cell>
              <table:table-cell office:value-type="string">
                <text:p text:id="Tabla2.C3:Tabla2.C3">BAJA_PRIO_FIB</text:p>
              </table:table-cell>
            </table:table-row>
          </table:table-header-rows>
          <table:table-rows>
            <table:table-row>
              <table:table-cell office:value-type="string">
                <text:p text:id="Tabla2.A4:Tabla2.A6">1 instancia</text:p>
              </table:table-cell>
              <table:table-cell office:value-type="float" office:value="0.00031712962962963">
                <text:p text:id="Tabla2.B4:Tabla2.B6">0.00031712962962963</text:p>
              </table:table-cell>
              <table:table-cell office:value-type="float" office:value="0.000316666666666667">
                <text:p text:id="Tabla2.C4:Tabla2.C6">0.000316666666666667</text:p>
              </table:table-cell>
            </table:table-row>
            <table:table-row>
              <table:table-cell office:value-type="string">
                <text:p>2 instancias</text:p>
              </table:table-cell>
              <table:table-cell office:value-type="float" office:value="0.00033900462962963">
                <text:p>0.00033900462962963</text:p>
              </table:table-cell>
              <table:table-cell office:value-type="float" office:value="0.00062662037037037">
                <text:p>0.00062662037037037</text:p>
              </table:table-cell>
            </table:table-row>
            <table:table-row>
              <table:table-cell office:value-type="string">
                <text:p>5 instancias</text:p>
              </table:table-cell>
              <table:table-cell office:value-type="float" office:value="0.000894675925925926">
                <text:p>0.000894675925925926</text:p>
              </table:table-cell>
              <table:table-cell office:value-type="float" office:value="0.00157060185185185">
                <text:p>0.00157060185185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